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ools and Third Party libraries used throughout the development of Muzicast</text:h>
      <text:p text:style-name="Text_20_body"/>
      <text:h text:style-name="Heading_20_2" text:outline-level="2">Team 3, 9<text:span text:style-name="T1">th</text:span> April 2011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Primary Programming Language</text:h>
      <text:p text:style-name="Text_20_body">Python – <text:a xlink:type="simple" xlink:href="http://www.python.org/">http://www.python.org</text:a></text:p>
      <text:h text:style-name="Heading_20_2" text:outline-level="2">Database</text:h>
      <text:p text:style-name="Text_20_body">SQLite – <text:a xlink:type="simple" xlink:href="http://sqlite.org/">http://sqlite.org</text:a> – embedded SQL database</text:p>
      <text:h text:style-name="Heading_20_3" text:outline-level="3">3<text:span text:style-name="T1">rd</text:span> Party Python Libraries</text:h>
      <text:p text:style-name="Text_20_body">Mutagen – <text:a xlink:type="simple" xlink:href="http://code.google.com/p/mutagen">http://code.google.com/p/mutagen</text:a> – audio meta-data reading library</text:p>
      <text:p text:style-name="Text_20_body">pylast – <text:a xlink:type="simple" xlink:href="http://code.google.com/p/pylast">http://code.google.com/p/pylast</text:a> – Python Last.FM API wrapper</text:p>
      <text:p text:style-name="Text_20_body">watchdog – <text:a xlink:type="simple" xlink:href="http://github.com/gorakhargosh/watchdog">http://github.com/gorakhargosh/watchdog</text:a> – File notifier abstraction API</text:p>
      <text:p text:style-name="Text_20_body">flask – <text:a xlink:type="simple" xlink:href="http://flask.pocoo.org/">http://flask.pocoo.org</text:a> – Micro web-framework</text:p>
      <text:p text:style-name="Text_20_body">flask-principal – <text:a xlink:type="simple" xlink:href="http://packages.python.org/Flask-Principal">http://packages.python.org/Flask-Principal</text:a> – User Identity support for Flask</text:p>
      <text:p text:style-name="Text_20_body">sqlobject – <text:a xlink:type="simple" xlink:href="http://sqlobject.org/">http://sqlobject.org</text:a> – Database agnostic ORM wrapper with SQL injection safeguards</text:p>
      <text:p text:style-name="Text_20_body">jinja2 – <text:a xlink:type="simple" xlink:href="http://jinja.pocoo.org/">http://jinja.pocoo.org</text:a> – Jinja2 templating language for Python</text:p>
      <text:h text:style-name="Heading_20_2" text:outline-level="2">3<text:span text:style-name="T1">rd</text:span> Party non-Python Libraries</text:h>
      <text:p text:style-name="Text_20_body">Flowplayer – <text:a xlink:type="simple" xlink:href="http://flowplayer.org/">http://flowplayer.org</text:a> – In page Flash based music player</text:p>
      <text:p text:style-name="Text_20_body">Flash – <text:a xlink:type="simple" xlink:href="http://adobe.com/">http://adobe.com</text:a> – In browser music streaming</text:p>
      <text:p text:style-name="Text_20_body">jQuery – <text:a xlink:type="simple" xlink:href="http://www.jquery.org/">http://www.jquery.org</text:a> – JavaScript utility library</text:p>
      <text:p text:style-name="Text_20_body">jsTree – <text:a xlink:type="simple" xlink:href="http://www.jstree.com/">http://www.jstree.com</text:a> – JavaScript Tree widget used in administration interface</text:p>
      <text:h text:style-name="Heading_20_2" text:outline-level="2">Graphics</text:h>
      <text:p text:style-name="Standard"/>
      <text:p text:style-name="Text_20_body">Pencil – <text:a xlink:type="simple" xlink:href="http://pencil.evolus.vn/">http://pencil.evolus.vn</text:a> – Interface mock-up tool</text:p>
      <text:p text:style-name="Text_20_body">photoshop – <text:a xlink:type="simple" xlink:href="http://adobe.com/">http://adobe.com</text:a> – Logo and graphics</text:p>
      <text:p text:style-name="Standard"/>
      <text:p text:style-name="Text_20_body">Silk Icon Set - <text:a xlink:type="simple" xlink:href="http://www.famfamfam.com/lab/icons/silk/">http://www.famfamfam.com/lab/icons/silk/</text:a> - Various web interface icons</text:p>
      <text:h text:style-name="Heading_20_2" text:outline-level="2">Development Tools</text:h>
      <text:p text:style-name="Standard"/>
      <text:p text:style-name="Text_20_body">IDLE – <text:a xlink:type="simple" xlink:href="http://www.python.org/">http://www.python.org</text:a> – Simple python editor</text:p>
      <text:p text:style-name="Text_20_body">Bluefish – <text:a xlink:type="simple" xlink:href="http://bluefish.openoffice.nl/">http://bluefish.openoffice.nl</text:a> – HTML and CSS editor</text:p>
      <text:p text:style-name="Text_20_body">vim – <text:a xlink:type="simple" xlink:href="http://www.vim.org/">http://www.vim.org</text:a> – primary code editor</text:p>
      <text:p text:style-name="Text_20_body">Git – <text:a xlink:type="simple" xlink:href="http://git-scm.org/">http://git-scm.org</text:a> – Version Control System</text:p>
      <text:h text:style-name="Heading_20_2" text:outline-level="2"><text:soft-page-break/></text:h>
      <text:h text:style-name="Heading_20_2" text:outline-level="2">Documentation Tools</text:h>
      <text:p text:style-name="Text_20_body">Google Docs – <text:a xlink:type="simple" xlink:href="http://docs.google.com/">http://docs.google.com</text:a> – Online collaboration</text:p>
      <text:p text:style-name="Text_20_body">LibreOffice – <text:a xlink:type="simple" xlink:href="http://libreoffice.org/">http://libreoffice.org</text:a> – Office Suite for documentation</text:p>
      <text:p text:style-name="Text_20_body">Microsoft Word/Excel – <text:a xlink:type="simple" xlink:href="http://office.microsoft.com/">http://office.microsoft.com</text:a> – Office Suite for documentation</text:p>
      <text:p text:style-name="Text_20_body">LaTeX – Typesetting tools</text:p>
      <text:p text:style-name="Text_20_body">Sphinx – <text:a xlink:type="simple" xlink:href="http://sphinx.pocoo.org/">http://sphinx.pocoo.org</text:a> – Plain text to HTML/PDF generation – Used for user manual.</text:p>
      <text:p text:style-name="Text_20_body">Ksnapshot – <text:a xlink:type="simple" xlink:href="http://www.kde.org/">http://www.kde.org</text:a> – Screenshot capture tool</text:p>
      <text:p text:style-name="Text_20_body">Last.FM – <text:a xlink:type="simple" xlink:href="http://last.fm/">http://last.fm</text:a> – cover provider</text:p>
      <text:p text:style-name="Standard"/>
      <text:h text:style-name="Heading_20_2" text:outline-level="2">Testing Tools</text:h>
      <text:p text:style-name="Text_20_body">cURL – <text:a xlink:type="simple" xlink:href="http://curl.haxx.se/">http://curl.haxx.se</text:a> – The HTTP Swiss Army Knife</text:p>
      <text:p text:style-name="Text_20_body">VLC – <text:a xlink:type="simple" xlink:href="http://videolan.org/">http://videolan.org</text:a> – Media player</text:p>
      <text:p text:style-name="Text_20_body">Firefox – <text:a xlink:type="simple" xlink:href="http://firefox.com/">http://firefox.com</text:a> – Primary development and testing browser</text:p>
      <text:p text:style-name="Text_20_body">Chrome – <text:a xlink:type="simple" xlink:href="http://chrome.google.com/">http://chrome.google.com</text:a> – Secondary development browser</text:p>
      <text:p text:style-name="Text_20_body">Firebug – <text:a xlink:type="simple" xlink:href="http://getfirebug.com/">http://getfirebug.com</text:a> – advanced HTML/JS/CSS inspection to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0T03:20:58</meta:creation-date>
    <dc:date>2011-04-10T03:46:41</dc:date>
    <meta:editing-duration>PT2M32S</meta:editing-duration>
    <meta:editing-cycles>3</meta:editing-cycles>
    <meta:generator>LibreOffice/3.3$Linux LibreOffice_project/330m19$Build-202</meta:generator>
    <meta:document-statistic meta:table-count="0" meta:image-count="0" meta:object-count="0" meta:page-count="3" meta:paragraph-count="42" meta:word-count="288" meta:character-count="2256"/>
  </office:meta>
</office:document-meta>
</file>